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2" svg:font-family="Aller" style:font-adornments="Normal" style:font-pitch="variable"/>
    <style:font-face style:name="Aller Display2" svg:font-family="'Aller Display'" style:font-adornments="Normal" style:font-pitch="variable"/>
    <style:font-face style:name="Aller" svg:font-family="Aller" style:font-family-generic="roman" style:font-pitch="variable"/>
    <style:font-face style:name="Aller1" svg:font-family="Aller" style:font-adornments="Normal" style:font-family-generic="roman" style:font-pitch="variable"/>
    <style:font-face style:name="Aller Display" svg:font-family="'Aller Display'" style:font-family-generic="roman" style:font-pitch="variable"/>
    <style:font-face style:name="Aller Display1" svg:font-family="'Aller Display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Action">
      <style:graphic-properties draw:auto-grow-height="false" fo:min-height="0.438cm" fo:min-width="0.438cm" style:protect="size"/>
    </style:style>
    <style:style style:name="gr2" style:family="graphic" style:parent-style-name="Preconditions_20_Effects">
      <style:graphic-properties draw:auto-grow-height="false" fo:min-height="0.801cm" fo:min-width="0.601cm"/>
    </style:style>
    <style:style style:name="gr3" style:family="graphic" style:parent-style-name="Fluent">
      <style:graphic-properties draw:auto-grow-height="false" fo:min-height="0.15cm" fo:min-width="0.15cm"/>
    </style:style>
    <style:style style:name="gr4" style:family="graphic" style:parent-style-name="Link">
      <style:graphic-properties draw:textarea-vertical-align="middle"/>
    </style:style>
    <style:style style:name="gr5" style:family="graphic" style:parent-style-name="Threat">
      <style:graphic-properties draw:stroke="dash" draw:stroke-dash="Fine_20_Dashed" draw:textarea-vertical-align="middle"/>
    </style:style>
    <style:style style:name="gr6" style:family="graphic" style:parent-style-name="Goal">
      <style:graphic-properties draw:auto-grow-height="false" fo:min-height="0.438cm" fo:min-width="0.438cm" style:protect="size"/>
    </style:style>
    <style:style style:name="gr7" style:family="graphic" style:parent-style-name="Initial">
      <style:graphic-properties draw:auto-grow-height="false" fo:min-height="0.438cm" fo:min-width="0.438cm" style:protect="size"/>
    </style:style>
    <style:style style:name="gr8" style:family="graphic" style:parent-style-name="objectwithoutfill">
      <style:graphic-properties svg:stroke-width="0.028cm" svg:stroke-color="#dc322f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9" style:family="graphic" style:parent-style-name="objectwithoutfill">
      <style:graphic-properties svg:stroke-width="0.028cm" svg:stroke-color="#657b83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0" style:family="graphic" style:parent-style-name="objectwithoutfill">
      <style:graphic-properties svg:stroke-width="0.028cm" svg:stroke-color="#268bd2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1" style:family="graphic" style:parent-style-name="objectwithoutfill">
      <style:graphic-properties svg:stroke-width="0.028cm" svg:stroke-color="#4a8e00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2" style:family="graphic" style:parent-style-name="Preconditions_20_Effects">
      <style:graphic-properties draw:auto-grow-height="false" fo:min-height="0.801cm" fo:min-width="1.001cm"/>
    </style:style>
    <style:style style:name="gr13" style:family="graphic" style:parent-style-name="Preconditions_20_Effects">
      <style:graphic-properties draw:auto-grow-height="false" fo:min-height="0.801cm" fo:min-width="1.801cm"/>
    </style:style>
    <style:style style:name="gr14" style:family="graphic" style:parent-style-name="Link">
      <style:graphic-properties draw:textarea-vertical-align="bottom"/>
    </style:style>
    <style:style style:name="gr15" style:family="graphic" style:parent-style-name="Threat">
      <style:graphic-properties draw:stroke="dash" draw:stroke-dash="Fine_20_Dashed" draw:textarea-vertical-align="bottom"/>
    </style:style>
    <style:style style:name="gr16" style:family="graphic" style:parent-style-name="Threat">
      <style:graphic-properties draw:stroke="dash" draw:stroke-dash="Fine_20_Dashed" draw:textarea-vertical-align="top"/>
    </style:style>
    <style:style style:name="gr17" style:family="graphic" style:parent-style-name="standard">
      <style:graphic-properties draw:stroke="none" draw:fill="none" fo:min-height="0.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color="#657b83" fo:font-size="12pt"/>
    </style:style>
    <style:style style:name="P4" style:family="paragraph">
      <loext:graphic-properties draw:fill="none"/>
      <style:paragraph-properties fo:text-align="center"/>
      <style:text-properties fo:color="#268bd2" fo:font-size="12pt"/>
    </style:style>
    <style:style style:name="P5" style:family="paragraph">
      <loext:graphic-properties draw:fill="none"/>
      <style:paragraph-properties fo:text-align="center"/>
      <style:text-properties fo:color="#4a8e00" fo:font-size="12pt"/>
    </style:style>
    <style:style style:name="P6" style:family="paragraph">
      <loext:graphic-properties draw:fill="none"/>
      <style:paragraph-properties fo:text-align="center"/>
      <style:text-properties fo:color="#dc322f" fo:font-size="12pt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P9" style:family="paragraph">
      <style:text-properties fo:color="#dc322f"/>
    </style:style>
    <style:style style:name="P10" style:family="paragraph">
      <loext:graphic-properties draw:fill="none"/>
      <style:text-properties fo:color="#dc322f"/>
    </style:style>
    <style:style style:name="T1" style:family="text">
      <style:text-properties fo:font-size="12pt"/>
    </style:style>
    <style:style style:name="T2" style:family="text">
      <style:text-properties fo:color="#dc322f" fo:font-size="12pt"/>
    </style:style>
    <style:style style:name="T3" style:family="text">
      <style:text-properties fo:color="#657b83" fo:font-size="12pt"/>
    </style:style>
    <style:style style:name="T4" style:family="text">
      <style:text-properties fo:color="#268bd2" fo:font-size="12pt"/>
    </style:style>
    <style:style style:name="T5" style:family="text">
      <style:text-properties fo:color="#4a8e00" fo:font-size="12pt"/>
    </style:style>
    <style:style style:name="T6" style:family="text">
      <style:text-properties style:text-position="-33% 58%"/>
    </style:style>
    <style:style style:name="T7" style:family="text">
      <style:text-properties fo:color="#dc322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1" draw:layer="layout" svg:width="0.9cm" svg:height="0.9cm" svg:x="1.9cm" svg:y="1.599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7cm" svg:y="2.49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2.3cm" svg:y="2.49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55cm" svg:y="2.649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95cm" svg:y="2.649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4" draw:text-style-name="P1" draw:layer="layout" draw:line-skew="0cm -0.175cm" svg:x1="2.4cm" svg:y1="3.099cm" svg:x2="1.7cm" svg:y2="2.349cm" draw:start-shape="id1" draw:start-glue-point="2" draw:end-shape="id1" draw:end-glue-point="3" svg:d="M2400 3099v526h-1400v-1276h700" svg:viewBox="0 0 1401 1277">
          <text:p text:style-name="P1"><text:s/>7<text:tab/></text:p>
        </draw:connector>
        <draw:connector draw:style-name="gr5" draw:text-style-name="P1" draw:layer="layout" draw:line-skew="0cm -0.1cm" svg:x1="3.1cm" svg:y1="2.349cm" svg:x2="2.4cm" svg:y2="1.599cm" draw:start-shape="id1" draw:start-glue-point="1" draw:end-shape="id1" draw:end-glue-point="0" svg:d="M3100 2349h526v-1350h-1226v600" svg:viewBox="0 0 1227 1351">
          <text:p text:style-name="P1"><text:tab/> <text:s text:c="4"/></text:p>
          <text:p text:style-name="P1"/>
        </draw:connector>
        <draw:custom-shape draw:style-name="gr6" draw:text-style-name="P1" draw:layer="layout" svg:width="0.9cm" svg:height="0.9cm" svg:x="2.199cm" svg:y="3.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9cm" svg:height="0.9cm" svg:x="1.2cm" svg:y="3.901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.7cm" svg:y1="1.88cm" svg:x2="4.1cm" svg:y2="1.88cm">
          <text:p text:style-name="P1"><text:span text:style-name="T1"><text:tab/></text:span><text:span text:style-name="T1"> <text:s text:c="15"/></text:span><text:span text:style-name="T2">action</text:span></text:p>
        </draw:line>
        <draw:line draw:style-name="gr9" draw:text-style-name="P3" draw:layer="layout" svg:x1="3.6cm" svg:y1="1.3cm" svg:x2="4.1cm" svg:y2="1.3cm">
          <text:p text:style-name="P1"><text:span text:style-name="T3"><text:tab/></text:span><text:span text:style-name="T3"><text:tab/></text:span><text:span text:style-name="T3"><text:tab/></text:span><text:span text:style-name="T3"> <text:s text:c="6"/></text:span><text:span text:style-name="T3">ordering constraint</text:span></text:p>
        </draw:line>
        <draw:line draw:style-name="gr9" draw:text-style-name="P3" draw:layer="layout" svg:x1="2.4cm" svg:y1="3.62cm" svg:x2="4.1cm" svg:y2="3.62cm">
          <text:p text:style-name="P1"><text:span text:style-name="T3"><text:tab/></text:span><text:span text:style-name="T3"><text:tab/></text:span><text:span text:style-name="T3"><text:tab/></text:span><text:span text:style-name="T3"> <text:s text:c="2"/></text:span><text:span text:style-name="T3">causal link</text:span></text:p>
        </draw:line>
        <draw:line draw:style-name="gr10" draw:text-style-name="P4" draw:layer="layout" svg:x1="2.9cm" svg:y1="2.5cm" svg:x2="4.1cm" svg:y2="2.5cm">
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7"/></text:span><text:span text:style-name="T4">preconditions | effects</text:span></text:p>
        </draw:line>
        <draw:line draw:style-name="gr11" draw:text-style-name="P5" draw:layer="layout" svg:x1="1.3cm" svg:y1="3cm" svg:x2="4.1cm" svg:y2="3cm">
          <text:p text:style-name="P1"><text:span text:style-name="T5"><text:tab/></text:span><text:span text:style-name="T5"><text:tab/></text:span><text:span text:style-name="T5"><text:tab/></text:span><text:span text:style-name="T5"> <text:s text:c="6"/></text:span><text:span text:style-name="T5">fluents</text:span></text:p>
        </draw:line>
        <draw:line draw:style-name="gr8" draw:text-style-name="P6" draw:layer="layout" svg:x1="3.1cm" svg:y1="4.2cm" svg:x2="4.1cm" svg:y2="4.2cm">
          <text:p text:style-name="P1"><text:span text:style-name="T2"><text:tab/></text:span><text:span text:style-name="T2"><text:tab/></text:span><text:span text:style-name="T2"><text:tab/></text:span><text:span text:style-name="T2"> <text:s text:c="8"/></text:span><text:span text:style-name="T2">initial state | goal</text:span></text:p>
        </draw:line>
      </draw:page>
      <draw:page draw:name="page2" draw:style-name="dp1" draw:master-page-name="Standard">
        <draw:g>
          <draw:custom-shape draw:style-name="gr1" draw:text-style-name="P1" draw:layer="layout" svg:width="0.9cm" svg:height="0.9cm" svg:x="3.4cm" svg:y="3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3.2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8cm" svg:y="3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4.05cm" svg:y="4.0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45cm" svg:y="4.0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5.3cm" svg:y="4.8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1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7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95cm" svg:y="5.8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35cm" svg:y="5.8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4cm" svg:y="4.8cm">
            <text:p text:style-name="P1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1.8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05cm" svg:y="5.85cm">
              <text:p text:style-name="P1">-8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45cm" svg:y="5.85cm">
              <text:p text:style-name="P1">7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2.9cm" svg:y="4.8cm">
            <text:p text:style-name="P1">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8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4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65cm" svg:y="5.85cm">
              <text:p text:style-name="P1">-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05cm" svg:y="5.85cm">
              <text:p text:style-name="P1">8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4cm" svg:y="3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1.8cm" svg:y="3.9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05cm" svg:y="4.0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45cm" svg:y="4.0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45cm" svg:y="4.0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6.4cm" svg:y="6.5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9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6.5cm" svg:y="7.4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75cm" svg:y="7.55cm">
              <text:p text:style-name="P1">-2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15cm" svg:y="7.55cm">
              <text:p text:style-name="P1">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15cm" svg:y="7.5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3cm" svg:y="6.5cm">
            <text:p text:style-name="P1">u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45cm" svg:y="7.5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0.9cm" svg:height="0.9cm" svg:x="1.5cm" svg:y="1.1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1" draw:layer="layout" svg:width="1.2cm" svg:height="0.6cm" svg:x="1.2cm" svg:y="2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45cm" svg:y="2.1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85cm" svg:y="2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1" draw:layer="layout" svg:width="0.9cm" svg:height="0.9cm" svg:x="4.1cm" svg:y="1.1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3.5cm" svg:y="2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75cm" svg:y="2.1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15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55cm" svg:y="2.1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95cm" svg:y="2.15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2.717cm" svg:y="6.5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517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117cm" svg:y="7.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367cm" svg:y="7.5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767cm" svg:y="7.5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4.9cm" svg:y="3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7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3cm" svg:y="3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55cm" svg:y="4.05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95cm" svg:y="4.0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4.434cm" svg:y="6.5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234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4.834cm" svg:y="7.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084cm" svg:y="7.5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484cm" svg:y="7.55cm">
              <text:p text:style-name="P1">9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3" draw:style-name="dp1" draw:master-page-name="Standard">
        <draw:g xml:id="id10" draw:id="id10">
          <draw:custom-shape draw:style-name="gr1" draw:text-style-name="P1" draw:layer="layout" svg:width="0.9cm" svg:height="0.9cm" svg:x="4.601cm" svg:y="1.1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401cm" svg:y="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001cm" svg:y="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251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651cm" svg:y="2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connector draw:style-name="Link" draw:text-style-name="P1" draw:layer="layout" svg:x1="2.3cm" svg:y1="2.45cm" svg:x2="4.4cm" svg:y2="3.25cm" draw:start-shape="id2" draw:start-glue-point="1" draw:end-shape="id3" draw:end-glue-point="6" svg:d="M2300 2450h1076v800h1024" svg:viewBox="0 0 2101 801">
          <text:p text:style-name="P1">1<text:tab/></text:p>
        </draw:connector>
        <draw:g xml:id="id7" draw:id="id7">
          <draw:custom-shape draw:style-name="gr1" draw:text-style-name="P1" draw:layer="layout" svg:width="0.9cm" svg:height="0.9cm" svg:x="9cm" svg:y="3.4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8.8cm" svg:y="4.3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9.4cm" svg:y="4.3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9.65cm" svg:y="4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05cm" svg:y="4.4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8" draw:id="id8">
          <draw:custom-shape draw:style-name="gr1" draw:text-style-name="P1" xml:id="id3" draw:id="id3" draw:layer="layout" svg:width="0.9cm" svg:height="0.9cm" svg:x="4.4cm" svg:y="2.8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4" draw:id="id4">
            <draw:custom-shape draw:style-name="gr2" draw:text-style-name="P1" draw:layer="layout" svg:width="0.8cm" svg:height="0.6cm" svg:x="4.2cm" svg:y="3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4.8cm" svg:y="3.7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05cm" svg:y="3.8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45cm" svg:y="3.8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45cm" svg:y="3.8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 xml:id="id2" draw:id="id2">
          <draw:custom-shape draw:style-name="gr7" draw:text-style-name="P1" draw:layer="layout" svg:width="0.9cm" svg:height="0.9cm" svg:x="1.4cm" svg:y="1.7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1" draw:layer="layout" svg:width="1.2cm" svg:height="0.6cm" svg:x="1.1cm" svg:y="2.6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35cm" svg:y="2.7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75cm" svg:y="2.7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 xml:id="id5" draw:id="id5">
          <draw:custom-shape draw:style-name="gr6" draw:text-style-name="P1" draw:layer="layout" svg:width="0.9cm" svg:height="0.9cm" svg:x="12.4cm" svg:y="5.4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11.8cm" svg:y="6.3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2.05cm" svg:y="6.4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2.45cm" svg:y="6.4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2.85cm" svg:y="6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3.25cm" svg:y="6.45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 xml:id="id6" draw:id="id6">
          <draw:custom-shape draw:style-name="gr1" draw:text-style-name="P1" draw:layer="layout" svg:width="0.9cm" svg:height="0.9cm" svg:x="7.4cm" svg:y="1.1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7.2cm" svg:y="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7.8cm" svg:y="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8.05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45cm" svg:y="2.1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9" draw:id="id9">
          <draw:custom-shape draw:style-name="gr1" draw:text-style-name="P1" draw:layer="layout" svg:width="0.9cm" svg:height="0.9cm" svg:x="6.1cm" svg:y="4.3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9cm" svg:y="5.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6.5cm" svg:y="5.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75cm" svg:y="5.35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15cm" svg:y="5.3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4" draw:text-style-name="P7" draw:layer="layout" svg:x1="5.1cm" svg:y1="4.3cm" svg:x2="11.8cm" svg:y2="6.15cm" draw:start-shape="id4" draw:start-glue-point="2" draw:end-shape="id5" draw:end-glue-point="3" svg:d="M5100 4300v1850h6700" svg:viewBox="0 0 6701 1851">
          <text:p text:style-name="P7">3<text:tab/></text:p>
        </draw:connector>
        <draw:connector draw:style-name="gr4" draw:text-style-name="P8" draw:layer="layout" draw:line-skew="0.399cm" svg:x1="8.6cm" svg:y1="1.85cm" svg:x2="11.8cm" svg:y2="6.15cm" draw:start-shape="id6" draw:end-shape="id5" svg:d="M8600 1850h2000v4300h1200" svg:viewBox="0 0 3201 4301">
          <text:p text:style-name="P8">4<text:tab/></text:p>
        </draw:connector>
        <draw:connector draw:style-name="gr4" draw:text-style-name="P7" draw:layer="layout" svg:x1="9.5cm" svg:y1="4.9cm" svg:x2="11.8cm" svg:y2="6.15cm" draw:start-shape="id7" draw:start-glue-point="2" draw:end-shape="id5" draw:end-glue-point="3" svg:d="M9500 4900v1250h2300" svg:viewBox="0 0 2301 1251">
          <text:p text:style-name="P7">-5<text:tab/></text:p>
        </draw:connector>
        <draw:connector draw:style-name="gr15" draw:text-style-name="P7" draw:layer="layout" draw:line-skew="-0.401cm" svg:x1="6cm" svg:y1="3.55cm" svg:x2="8.8cm" svg:y2="4.15cm" draw:start-shape="id8" draw:start-glue-point="1" draw:end-shape="id7" svg:d="M6000 3550h1000v600h1800" svg:viewBox="0 0 2801 601">
          <text:p text:style-name="P7"><text:tab/><text:tab/><text:tab/><text:tab/> <text:s text:c="4"/></text:p>
          <text:p text:style-name="P1"/>
        </draw:connector>
        <draw:connector draw:style-name="gr4" draw:text-style-name="P7" draw:layer="layout" draw:line-skew="-1.651cm" svg:x1="7.3cm" svg:y1="5.05cm" svg:x2="11.8cm" svg:y2="6.15cm" draw:start-shape="id9" draw:start-glue-point="1" draw:end-shape="id5" draw:end-glue-point="3" svg:d="M7300 5050h600v1100h3900" svg:viewBox="0 0 4501 1101">
          <text:p text:style-name="P7">6<text:tab/></text:p>
        </draw:connector>
        <draw:connector draw:style-name="gr4" draw:text-style-name="P1" draw:layer="layout" svg:x1="5.801cm" svg:y1="1.85cm" svg:x2="7.2cm" svg:y2="1.85cm" draw:start-shape="id10" draw:start-glue-point="1" draw:end-shape="id6" svg:d="M5801 1850h1399" svg:viewBox="0 0 1400 1">
          <text:p text:style-name="P1"/>
          <text:p text:style-name="P1">4<text:tab/></text:p>
        </draw:connector>
        <draw:connector draw:style-name="gr4" draw:text-style-name="P1" draw:layer="layout" svg:x1="7.9cm" svg:y1="2.6cm" svg:x2="8.8cm" svg:y2="4.15cm" draw:start-shape="id6" draw:start-glue-point="2" draw:end-shape="id7" draw:end-glue-point="3" svg:d="M7900 2600v1550h900" svg:viewBox="0 0 901 1551">
          <text:p text:style-name="P1"><text:s text:c="3"/>4<text:tab/></text:p>
        </draw:connector>
        <draw:connector draw:style-name="gr14" draw:text-style-name="P7" draw:layer="layout" svg:x1="5.1cm" svg:y1="4.3cm" svg:x2="5.9cm" svg:y2="5.05cm" draw:start-shape="id8" draw:start-glue-point="2" draw:end-shape="id9" draw:end-glue-point="3" svg:d="M5100 4300v750h800" svg:viewBox="0 0 801 751">
          <text:p text:style-name="P7">5</text:p>
        </draw:connector>
        <draw:connector draw:style-name="gr16" draw:text-style-name="P7" draw:layer="layout" draw:line-skew="-0.651cm" svg:x1="7.3cm" svg:y1="5.05cm" svg:x2="8.8cm" svg:y2="4.15cm" draw:start-shape="id9" draw:start-glue-point="1" draw:end-shape="id7" draw:end-glue-point="3" svg:d="M7300 5050h100v-900h1400" svg:viewBox="0 0 1501 901">
          <text:p text:style-name="P7"><text:s text:c="5"/></text:p>
          <text:p text:style-name="P7"/>
        </draw:connector>
        <draw:connector draw:style-name="gr4" draw:text-style-name="P1" draw:layer="layout" svg:x1="2.3cm" svg:y1="2.45cm" svg:x2="4.401cm" svg:y2="1.85cm" draw:start-shape="id2" draw:start-glue-point="1" draw:end-shape="id10" svg:d="M2300 2450h1064v-600h1037" svg:viewBox="0 0 2102 601">
          <text:p text:style-name="P1">2<text:tab/></text:p>
        </draw:connector>
      </draw:page>
      <draw:page draw:name="page4" draw:style-name="dp1" draw:master-page-name="Standard">
        <draw:g xml:id="id15" draw:id="id15">
          <draw:custom-shape draw:style-name="gr1" draw:text-style-name="P1" draw:layer="layout" svg:width="0.9cm" svg:height="0.9cm" svg:x="4.526cm" svg:y="3.2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326cm" svg:y="4.1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4.926cm" svg:y="4.1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176cm" svg:y="4.2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576cm" svg:y="4.2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 xml:id="id17" draw:id="id17">
          <draw:custom-shape draw:style-name="gr1" draw:text-style-name="P1" draw:layer="layout" svg:width="0.9cm" svg:height="0.9cm" svg:x="9.4cm" svg:y="2.4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9.2cm" svg:y="3.3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9.8cm" svg:y="3.3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0.05cm" svg:y="3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45cm" svg:y="3.4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13" draw:id="id13">
          <draw:custom-shape draw:style-name="gr1" draw:text-style-name="P1" draw:layer="layout" svg:width="0.9cm" svg:height="0.9cm" svg:x="6.2cm" svg:y="7.774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6cm" svg:y="8.67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6.6cm" svg:y="8.674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85cm" svg:y="8.824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25cm" svg:y="8.824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25cm" svg:y="8.824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 xml:id="id12" draw:id="id12">
          <draw:custom-shape draw:style-name="gr6" draw:text-style-name="P1" draw:layer="layout" svg:width="0.9cm" svg:height="0.9cm" svg:x="9.5cm" svg:y="5.074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8.9cm" svg:y="5.974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9.15cm" svg:y="6.124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55cm" svg:y="6.124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95cm" svg:y="6.124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0.35cm" svg:y="6.124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 xml:id="id19" draw:id="id19">
          <draw:custom-shape draw:style-name="gr1" draw:text-style-name="P1" draw:layer="layout" svg:width="0.9cm" svg:height="0.9cm" svg:x="3cm" svg:y="6.3cm">
            <text:p text:style-name="P1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8cm" svg:y="7.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4cm" svg:y="7.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65cm" svg:y="7.35cm">
              <text:p text:style-name="P1">-8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05cm" svg:y="7.35cm">
              <text:p text:style-name="P1">7</text:p>
              <draw:enhanced-geometry svg:viewBox="0 0 21600 21600" draw:type="rectangle" draw:enhanced-path="M 0 0 L 21600 0 21600 21600 0 21600 0 0 Z N"/>
            </draw:custom-shape>
          </draw:g>
        </draw:g>
        <draw:g xml:id="id20" draw:id="id20">
          <draw:custom-shape draw:style-name="gr1" draw:text-style-name="P1" draw:layer="layout" svg:width="0.9cm" svg:height="0.9cm" svg:x="3cm" svg:y="8.4cm">
            <text:p text:style-name="P1">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9cm" svg:y="9.3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5cm" svg:y="9.3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75cm" svg:y="9.45cm">
              <text:p text:style-name="P1">-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15cm" svg:y="9.45cm">
              <text:p text:style-name="P1">8</text:p>
              <draw:enhanced-geometry svg:viewBox="0 0 21600 21600" draw:type="rectangle" draw:enhanced-path="M 0 0 L 21600 0 21600 21600 0 21600 0 0 Z N"/>
            </draw:custom-shape>
          </draw:g>
        </draw:g>
        <draw:g xml:id="id11" draw:id="id11">
          <draw:custom-shape draw:style-name="gr1" draw:text-style-name="P1" draw:layer="layout" svg:width="0.9cm" svg:height="0.9cm" svg:x="1.526cm" svg:y="3.1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026cm" svg:y="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1.626cm" svg:y="4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876cm" svg:y="4.15cm">
              <text:p text:style-name="P1">-2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276cm" svg:y="4.15cm">
              <text:p text:style-name="P1">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276cm" svg:y="4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 xml:id="id18" draw:id="id18">
          <draw:custom-shape draw:style-name="gr1" draw:text-style-name="P1" draw:layer="layout" svg:width="0.9cm" svg:height="0.9cm" svg:x="8.1cm" svg:y="7.774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7.9cm" svg:y="8.67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8.5cm" svg:y="8.67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8.75cm" svg:y="8.824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8.15cm" svg:y="8.824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 xml:id="id14" draw:id="id14">
          <draw:custom-shape draw:style-name="gr1" draw:text-style-name="P1" draw:layer="layout" svg:width="0.9cm" svg:height="0.9cm" svg:x="5.326cm" svg:y="6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126cm" svg:y="6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726cm" svg:y="6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976cm" svg:y="7.0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376cm" svg:y="7.05cm">
              <text:p text:style-name="P1">9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4" draw:text-style-name="P7" draw:layer="layout" draw:line-skew="-2.625cm" svg:x1="2.826cm" svg:y1="3.85cm" svg:x2="8.9cm" svg:y2="5.824cm" draw:start-shape="id11" draw:start-glue-point="1" draw:end-shape="id12" draw:end-glue-point="3" svg:d="M2826 3850h413v1974h5661" svg:viewBox="0 0 6075 1975">
          <text:p text:style-name="P7"><text:s text:c="3"/>-2</text:p>
        </draw:connector>
        <draw:connector draw:style-name="gr14" draw:text-style-name="P8" draw:layer="layout" svg:x1="6.9cm" svg:y1="9.274cm" svg:x2="9.9cm" svg:y2="6.574cm" draw:start-shape="id13" draw:start-glue-point="2" draw:end-shape="id12" svg:d="M6900 9274v526h3000v-3226" svg:viewBox="0 0 3001 3227">
          <text:p text:style-name="P8">3</text:p>
        </draw:connector>
        <draw:connector draw:style-name="gr4" draw:text-style-name="P1" draw:layer="layout" svg:x1="6.526cm" svg:y1="6.75cm" svg:x2="8.9cm" svg:y2="5.824cm" draw:start-shape="id14" draw:end-shape="id12" draw:end-glue-point="3" svg:d="M6526 6750h1188v-926h1186" svg:viewBox="0 0 2375 927">
          <text:p text:style-name="P1">3<text:tab/></text:p>
        </draw:connector>
        <draw:connector draw:style-name="gr14" draw:text-style-name="P1" draw:layer="layout" draw:line-skew="-0.788cm" svg:x1="5.726cm" svg:y1="3.95cm" svg:x2="8.9cm" svg:y2="5.824cm" draw:start-shape="id15" draw:end-shape="id12" draw:end-glue-point="3" svg:d="M5726 3950h800v1874h2374" svg:viewBox="0 0 3175 1875">
          <text:p text:style-name="P1">4<text:tab/></text:p>
        </draw:connector>
        <draw:g xml:id="id16" draw:id="id16">
          <draw:custom-shape draw:style-name="gr1" draw:text-style-name="P1" draw:layer="layout" svg:width="0.9cm" svg:height="0.9cm" svg:x="6.526cm" svg:y="1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6.326cm" svg:y="1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6.926cm" svg:y="1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7.176cm" svg:y="2.0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576cm" svg:y="2.0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4" draw:text-style-name="P1" draw:layer="layout" draw:line-skew="-0.288cm" svg:x1="7.726cm" svg:y1="1.75cm" svg:x2="8.9cm" svg:y2="5.824cm" draw:start-shape="id16" draw:start-glue-point="1" draw:end-shape="id12" svg:d="M7726 1750h300v4074h874" svg:viewBox="0 0 1175 4075">
          <text:p text:style-name="P1">4</text:p>
        </draw:connector>
        <draw:connector draw:style-name="gr14" draw:text-style-name="P1" draw:layer="layout" svg:x1="9.9cm" svg:y1="3.9cm" svg:x2="9.9cm" svg:y2="5.074cm" draw:start-shape="id17" draw:end-shape="id12" draw:end-glue-point="0" svg:d="M9900 3900v1174" svg:viewBox="0 0 1 1175">
          <text:p text:style-name="P1">-5<text:tab/></text:p>
        </draw:connector>
        <draw:connector draw:style-name="gr14" draw:text-style-name="P8" draw:layer="layout" svg:x1="9.3cm" svg:y1="8.524cm" svg:x2="9.9cm" svg:y2="6.574cm" draw:start-shape="id18" draw:start-glue-point="1" draw:end-shape="id12" draw:end-glue-point="2" svg:d="M9300 8524h600v-1950" svg:viewBox="0 0 601 1951">
          <text:p text:style-name="P8">6</text:p>
        </draw:connector>
        <draw:connector draw:style-name="gr4" draw:text-style-name="P8" draw:layer="layout" svg:x1="2.8cm" svg:y1="7.05cm" svg:x2="1.926cm" svg:y2="4.6cm" draw:start-shape="id19" draw:start-glue-point="3" draw:end-shape="id11" svg:d="M2800 7050h-874v-2450" svg:viewBox="0 0 875 2451">
          <text:p text:style-name="P8">7</text:p>
        </draw:connector>
        <draw:connector draw:style-name="gr4" draw:text-style-name="P8" draw:layer="layout" svg:x1="4.3cm" svg:y1="9.15cm" svg:x2="4.2cm" svg:y2="7.05cm" draw:start-shape="id20" draw:end-shape="id19" draw:end-glue-point="1" svg:d="M4300 9150h526v-2100h-626" svg:viewBox="0 0 627 2101">
          <text:p text:style-name="P8"><text:s text:c="2"/>7, -8<text:tab/> <text:s text:c="2"/></text:p>
        </draw:connector>
        <draw:connector draw:style-name="gr4" draw:text-style-name="P1" draw:layer="layout" svg:x1="2.8cm" svg:y1="7.05cm" svg:x2="2.9cm" svg:y2="9.15cm" draw:start-shape="id19" draw:end-shape="id20" svg:d="M2800 7050h-525v2100h625" svg:viewBox="0 0 626 2101">
          <text:p text:style-name="P1">-7, 8<text:tab/><text:tab/></text:p>
        </draw:connector>
        <draw:connector draw:style-name="gr4" draw:text-style-name="P1" draw:layer="layout" draw:line-skew="-0.2cm" svg:x1="1.926cm" svg:y1="3.1cm" svg:x2="5.026cm" svg:y2="3.2cm" draw:start-shape="id11" draw:start-glue-point="0" draw:end-shape="id15" draw:end-glue-point="0" svg:d="M1926 3100v-700h3100v800" svg:viewBox="0 0 3101 801">
          <text:p text:style-name="P1"><text:s text:c="2"/>2<text:tab/></text:p>
        </draw:connector>
        <draw:connector draw:style-name="gr14" draw:text-style-name="P8" draw:layer="layout" svg:x1="5.726cm" svg:y1="3.95cm" svg:x2="7.026cm" svg:y2="2.5cm" draw:start-shape="id15" draw:start-glue-point="1" draw:end-shape="id16" svg:d="M5726 3950h1300v-1450" svg:viewBox="0 0 1301 1451">
          <text:p text:style-name="P8">4</text:p>
        </draw:connector>
        <draw:connector draw:style-name="gr4" draw:text-style-name="P8" draw:layer="layout" draw:line-skew="0.125cm 0.174cm" svg:x1="6.326cm" svg:y1="1.75cm" svg:x2="7.026cm" svg:y2="2.5cm" draw:start-shape="id16" draw:end-shape="id16" draw:end-glue-point="2" svg:d="M6326 1750h-400v1450h1100v-700" svg:viewBox="0 0 1101 1451">
          <text:p text:style-name="P8"><text:s text:c="2"/>4<text:tab/></text:p>
        </draw:connector>
        <draw:connector draw:style-name="gr4" draw:text-style-name="P1" draw:layer="layout" draw:line-skew="-0.001cm" svg:x1="5.726cm" svg:y1="3.95cm" svg:x2="9.2cm" svg:y2="3.15cm" draw:start-shape="id15" draw:end-shape="id17" draw:end-glue-point="3" svg:d="M5726 3950h1737v-800h1737" svg:viewBox="0 0 3475 801">
          <text:p text:style-name="P1"><text:s text:c="5"/>4</text:p>
        </draw:connector>
        <draw:connector draw:style-name="gr4" draw:text-style-name="P8" draw:layer="layout" svg:x1="7.726cm" svg:y1="1.75cm" svg:x2="9.9cm" svg:y2="2.4cm" draw:start-shape="id16" draw:start-glue-point="1" draw:end-shape="id17" draw:end-glue-point="0" svg:d="M7726 1750h2174v650" svg:viewBox="0 0 2175 651">
          <text:p text:style-name="P8">4</text:p>
        </draw:connector>
        <draw:connector draw:style-name="gr4" draw:text-style-name="P7" draw:layer="layout" draw:line-skew="-0.3cm" svg:x1="6.9cm" svg:y1="7.774cm" svg:x2="8.6cm" svg:y2="7.774cm" draw:start-shape="id13" draw:end-shape="id18" svg:d="M6900 7774v-800h1700v800" svg:viewBox="0 0 1701 801">
          <text:p text:style-name="P7"><text:s text:c="2"/>5<text:tab/></text:p>
        </draw:connector>
      </draw:page>
      <draw:page draw:name="page5" draw:style-name="dp1" draw:master-page-name="Standard">
        <draw:custom-shape draw:style-name="gr1" draw:text-style-name="P1" xml:id="id22" draw:id="id22" draw:layer="layout" svg:width="0.9cm" svg:height="0.9cm" svg:x="3.4cm" svg:y="1.7cm">
          <text:p text:style-name="P1">a<text:span text:style-name="T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9cm" svg:height="0.9cm" svg:x="1.3cm" svg:y="1cm">
          <text:p text:style-name="P1">a<text:span text:style-name="T6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9cm" svg:height="0.9cm" svg:x="1.3cm" svg:y="2.4cm">
          <text:p text:style-name="P1">a<text:span text:style-name="T6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svg:x1="2.2cm" svg:y1="1.45cm" svg:x2="3.4cm" svg:y2="2.15cm" draw:start-shape="id21" draw:start-glue-point="10" draw:end-shape="id22" draw:end-glue-point="6" svg:d="M2200 1450h601v700h599" svg:viewBox="0 0 1201 701">
          <text:p text:style-name="P8">F <text:s text:c="4"/></text:p>
        </draw:connector>
        <draw:connector draw:style-name="gr14" draw:text-style-name="P8" draw:layer="layout" svg:x1="2.2cm" svg:y1="2.85cm" svg:x2="3.4cm" svg:y2="2.15cm" draw:start-shape="id23" draw:start-glue-point="10" draw:end-shape="id22" svg:d="M2200 2850h601v-700h599" svg:viewBox="0 0 1201 701">
          <text:p text:style-name="P8">F <text:s text:c="4"/></text:p>
        </draw:connector>
        <draw:custom-shape draw:style-name="gr1" draw:text-style-name="P1" xml:id="id25" draw:id="id25" draw:layer="layout" svg:width="0.9cm" svg:height="0.9cm" svg:x="7.5cm" svg:y="1.7cm">
          <text:p text:style-name="P1">a<text:span text:style-name="T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9cm" svg:height="0.9cm" svg:x="5.4cm" svg:y="1cm">
          <text:p text:style-name="P1">a<text:span text:style-name="T6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9cm" svg:height="0.9cm" svg:x="5.4cm" svg:y="2.4cm">
          <text:p text:style-name="P1">a<text:span text:style-name="T6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svg:x1="6.3cm" svg:y1="1.45cm" svg:x2="7.5cm" svg:y2="2.15cm" draw:start-shape="id24" draw:start-glue-point="10" draw:end-shape="id25" draw:end-glue-point="6" svg:d="M6300 1450h601v700h599" svg:viewBox="0 0 1201 701">
          <text:p text:style-name="P8">F <text:s text:c="4"/></text:p>
        </draw:connector>
        <draw:connector draw:style-name="gr14" draw:text-style-name="P8" draw:layer="layout" svg:x1="6.3cm" svg:y1="2.85cm" svg:x2="7.5cm" svg:y2="2.15cm" draw:start-shape="id26" draw:start-glue-point="10" draw:end-shape="id25" svg:d="M6300 2850h601v-700h599" svg:viewBox="0 0 1201 701">
          <text:p text:style-name="P8">F <text:s text:c="4"/></text:p>
        </draw:connector>
        <draw:custom-shape draw:style-name="gr1" draw:text-style-name="P1" xml:id="id29" draw:id="id29" draw:layer="layout" svg:width="0.9cm" svg:height="0.9cm" svg:x="1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9cm" svg:height="0.9cm" svg:x="1.7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9cm" svg:height="0.9cm" svg:x="2.5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9cm" svg:height="0.9cm" svg:x="4.5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9cm" svg:height="0.9cm" svg:x="5.2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9cm" svg:height="0.9cm" svg:x="6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draw:line-skew="-0.151cm" svg:x1="1.75cm" svg:y1="3.3cm" svg:x2="2.95cm" svg:y2="4.4cm" draw:start-shape="id23" draw:end-shape="id27" draw:end-glue-point="4" svg:d="M1750 3300v400h1200v700" svg:viewBox="0 0 1201 1101">
          <text:p text:style-name="P8"><text:s text:c="5"/></text:p>
        </draw:connector>
        <draw:connector draw:style-name="gr14" draw:text-style-name="P8" draw:layer="layout" draw:line-skew="-0.151cm" svg:x1="1.75cm" svg:y1="3.3cm" svg:x2="2.15cm" svg:y2="4.4cm" draw:start-shape="id23" draw:start-glue-point="8" draw:end-shape="id28" draw:end-glue-point="4" svg:d="M1750 3300v400h400v700" svg:viewBox="0 0 401 1101">
          <text:p text:style-name="P8"><text:s text:c="5"/></text:p>
        </draw:connector>
        <draw:connector draw:style-name="gr14" draw:text-style-name="P8" draw:layer="layout" draw:line-skew="-0.151cm" svg:x1="1.75cm" svg:y1="3.3cm" svg:x2="1.45cm" svg:y2="4.4cm" draw:start-shape="id23" draw:start-glue-point="8" draw:end-shape="id29" draw:end-glue-point="4" svg:d="M1750 3300v400h-300v700" svg:viewBox="0 0 301 1101">
          <text:p text:style-name="P8"><text:s text:c="5"/></text:p>
        </draw:connector>
        <draw:connector draw:style-name="gr14" draw:text-style-name="P8" draw:layer="layout" draw:line-skew="0.199cm" svg:x1="5.65cm" svg:y1="4.4cm" svg:x2="5.85cm" svg:y2="3.3cm" draw:start-shape="id30" draw:start-glue-point="4" draw:end-shape="id26" draw:end-glue-point="8" svg:d="M5650 4400v-350h200v-750" svg:viewBox="0 0 201 1101">
          <text:p text:style-name="P8"><text:s text:c="5"/></text:p>
        </draw:connector>
        <draw:connector draw:style-name="gr14" draw:text-style-name="P8" draw:layer="layout" draw:line-skew="0.199cm" svg:x1="6.45cm" svg:y1="4.4cm" svg:x2="5.85cm" svg:y2="3.3cm" draw:start-shape="id31" draw:start-glue-point="4" draw:end-shape="id26" draw:end-glue-point="8" svg:d="M6450 4400v-350h-600v-750" svg:viewBox="0 0 601 1101">
          <text:p text:style-name="P8"><text:s text:c="5"/></text:p>
        </draw:connector>
        <draw:connector draw:style-name="gr14" draw:text-style-name="P8" draw:layer="layout" draw:line-skew="0.199cm" svg:x1="4.95cm" svg:y1="4.4cm" svg:x2="5.85cm" svg:y2="3.3cm" draw:start-shape="id32" draw:start-glue-point="4" draw:end-shape="id26" draw:end-glue-point="8" svg:d="M4950 4400v-350h900v-750" svg:viewBox="0 0 901 1101">
          <text:p text:style-name="P8"><text:s text:c="5"/></text:p>
        </draw:connector>
        <draw:frame draw:style-name="gr17" draw:text-style-name="P10" draw:layer="layout" svg:width="1.035cm" svg:height="1.01cm" svg:x="6.4cm" svg:y="2.39cm">
          <draw:text-box>
            <text:p text:style-name="P9"><text:span text:style-name="T7">✗</text:span></text:p>
          </draw:text-box>
        </draw:frame>
        <draw:frame draw:style-name="gr17" draw:text-style-name="P10" draw:layer="layout" svg:width="1.035cm" svg:height="1.01cm" svg:x="2.3cm" svg:y="0.99cm">
          <draw:text-box>
            <text:p text:style-name="P9"><text:span text:style-name="T7">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2" svg:font-family="Aller" style:font-adornments="Normal" style:font-pitch="variable"/>
    <style:font-face style:name="Aller Display2" svg:font-family="'Aller Display'" style:font-adornments="Normal" style:font-pitch="variable"/>
    <style:font-face style:name="Aller" svg:font-family="Aller" style:font-family-generic="roman" style:font-pitch="variable"/>
    <style:font-face style:name="Aller1" svg:font-family="Aller" style:font-adornments="Normal" style:font-family-generic="roman" style:font-pitch="variable"/>
    <style:font-face style:name="Aller Display" svg:font-family="'Aller Display'" style:font-family-generic="roman" style:font-pitch="variable"/>
    <style:font-face style:name="Aller Display1" svg:font-family="'Aller Display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657b8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ller2" fo:font-family="Aller" style:font-style-name="Normal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textbody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textbody">
      <style:graphic-properties draw:stroke="none" draw:fill="none"/>
      <style:paragraph-properties fo:margin-left="0cm" fo:margin-right="0cm" fo:text-indent="0.6cm"/>
    </style:style>
    <style:style style:name="title" style:family="graphic" style:parent-style-name="headline">
      <style:graphic-properties draw:stroke="none" draw:fill="none"/>
      <style:text-properties fo:font-size="44pt"/>
    </style:style>
    <style:style style:name="title1" style:family="graphic" style:parent-style-name="headline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headline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ction" style:family="graphic" style:parent-style-name="Planning">
      <style:graphic-properties draw:stroke="none" svg:stroke-width="0.1cm" svg:stroke-color="#dc322f" draw:marker-start-width="0.35cm" draw:marker-end-width="0.35cm" draw:fill-color="#dc322f" draw:fill-image-width="0cm" draw:fill-image-height="0cm" draw:textarea-vertical-align="middle" fo:padding-top="0.1cm" fo:padding-bottom="0.1cm" fo:padding-left="0.1cm" fo:padding-right="0.1cm"/>
      <style:paragraph-properties>
        <style:tab-stops/>
      </style:paragraph-properties>
      <style:text-properties fo:color="#ffffff"/>
    </style:style>
    <style:style style:name="Planning" style:family="graphic" style:parent-style-name="standard"/>
    <style:style style:name="Initial" style:family="graphic" style:parent-style-name="Action">
      <style:graphic-properties draw:stroke="solid" draw:stroke-dash="Fine_20_Dashed" svg:stroke-color="#dc322f" draw:fill="none"/>
      <style:text-properties fo:color="#dc322f"/>
    </style:style>
    <style:style style:name="State" style:family="graphic" style:parent-style-name="Planning">
      <style:graphic-properties draw:stroke="none" svg:stroke-width="0.1cm" svg:stroke-color="#268bd2" draw:marker-start-width="0.35cm" draw:marker-end-width="0.35cm" draw:fill-color="#268bd2" draw:fill-image-width="0cm" draw:fill-image-height="0cm" draw:textarea-vertical-align="middle" fo:padding-top="0.1cm" fo:padding-bottom="0.1cm" fo:padding-left="0.1cm" fo:padding-right="0.1cm"/>
    </style:style>
    <style:style style:name="Goal" style:family="graphic" style:parent-style-name="Action">
      <style:graphic-properties draw:stroke="dash" draw:stroke-dash="Fine_20_Dashed" svg:stroke-color="#dc322f" draw:fill="none" draw:textarea-vertical-align="middle" fo:padding-top="0.1cm" fo:padding-bottom="0.1cm" fo:padding-left="0.1cm" fo:padding-right="0.1cm"/>
      <style:text-properties fo:color="#dc322f"/>
    </style:style>
    <style:style style:name="Preconditions_20_Effects" style:display-name="Preconditions Effects" style:family="graphic" style:parent-style-name="State">
      <style:graphic-properties draw:stroke="solid" svg:stroke-width="0.05cm" draw:marker-start-width="0.28cm" draw:marker-end-width="0.28cm" draw:fill="none" draw:fill-gradient-name="Gradient_20_2" draw:fill-hatch-name="Hatching_20_1" draw:fill-image-name="Bitmap_20_1" draw:textarea-horizontal-align="left" draw:textarea-vertical-align="top" draw:fit-to-size="false" fo:padding-top="-0.3cm"/>
      <style:text-properties fo:color="#268bd2" style:text-outline="true" style:font-name="Aller Display2" fo:font-family="'Aller Display'" style:font-style-name="Normal" style:font-pitch="variable" fo:font-size="8pt"/>
    </style:style>
    <style:style style:name="Fluent" style:family="graphic" style:parent-style-name="Planning">
      <style:graphic-properties draw:stroke="none" draw:fill-color="#4a8e00" draw:textarea-vertical-align="middle" fo:padding-top="0.1cm" fo:padding-bottom="0.1cm" fo:padding-left="0.1cm" fo:padding-right="0.1cm"/>
      <style:text-properties fo:color="#ffffff" style:font-name="Aller Display2" fo:font-family="'Aller Display'" style:font-style-name="Normal" style:font-pitch="variable" fo:font-size="12pt"/>
    </style:style>
    <style:style style:name="Link" style:family="graphic" style:parent-style-name="Planning">
      <style:graphic-properties svg:stroke-width="0.08cm" svg:stroke-color="#657b83" draw:marker-start-width="0.32cm" draw:marker-end="Arrow" draw:marker-end-width="0.32cm"/>
      <style:text-properties fo:color="#4a8e00" style:font-name="Aller Display2" fo:font-family="'Aller Display'" style:font-style-name="Normal" style:font-pitch="variable" fo:font-size="12pt"/>
    </style:style>
    <style:style style:name="Threat" style:family="graphic" style:parent-style-name="Link">
      <style:graphic-properties draw:stroke="dash" draw:stroke-dash="Fine_20_Dashed" draw:fill-gradient-name="Gradient_20_3" draw:fill-hatch-name="Hatching_20_1" draw:fill-image-name="Bitmap_20_1"/>
      <style:text-properties fo:color="#dc322f" style:font-name="Aller2" fo:font-family="Aller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5-11-09T14:09:23.653334530</meta:creation-date>
    <dc:date>2015-11-19T13:39:15.939133133</dc:date>
    <dc:creator>Antoine GRÉA</dc:creator>
    <meta:editing-duration>PT1H59M23S</meta:editing-duration>
    <meta:editing-cycles>22</meta:editing-cycles>
    <meta:generator>LibreOffice/5.0.3.2$Linux_X86_64 LibreOffice_project/00m0$Build-2</meta:generator>
    <meta:document-statistic meta:object-count="275"/>
  </office:meta>
</office:document-meta>
</file>